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Liberation Mono" svg:font-family="'Liberation Mono', 'Courier New'" style:font-family-generic="moder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pitch="variable"/>
    <style:font-face style:name="NSimSun" svg:font-family="NSimSun" style:font-pitch="variable"/>
    <style:font-face style:name="NSimSun1" svg:font-family="NSimSun" style:font-family-generic="modern"/>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e_20_préformaté">
      <style:paragraph-properties fo:margin-top="0in" fo:margin-bottom="0in" style:contextual-spacing="false" fo:text-align="start" style:justify-single-word="false" style:writing-mode="lr-tb"/>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championnat d’Europe a été créé en 1993 sous l’impulsion de la communauté francophone et a lieu chaque année depuis.</text:p>
      <text:p text:style-name="P1">La première édition a été précédée de plusieurs autres conventions qualifiées d’européennes entre 1972 et 1992 (en Italie, aux Pays-Bas et enfin en France). En 1992, une édition appelée « Euro Diplomate » et préfigurant la première édition de 1993, permet réellement de valider le projet ; ce tournoi a d’ailleurs, comme la première édition, eu lieu à Paris.</text:p>
      <text:p text:style-name="P1">Le Français Gwen Maggi, qui l’a remporté quatre fois et les Norvégien Inge Kjøl, Britannique Simon Bouton, Français Cyrille Sevin et Russe Alexandre Lebedev, chacun deux fois, sont les joueurs les plus titrés.</text:p>
      <text:p text:style-name="P1">Le titre n’est pas réservé à un Européen et a été remporté à deux reprises par un Américain et une fois par un Australien.</text:p>
      <text:p text:style-name="P1"/>
      <text:p text:style-name="P1">En gras, les organisations et vainqueurs issus des pays francophones.</text:p>
      <text:p text:style-name="P1">1993, <text:span text:style-name="T1">Paris (France)</text:span> : <text:span text:style-name="T1">Samy Malki (France)</text:span></text:p>
      <text:p text:style-name="P1">1994, Linköping (Suède) : <text:span text:style-name="T1">Xavier Blanchot (France)</text:span></text:p>
      <text:p text:style-name="P1">1995, Cirencester (Royaume-Uni) : Inge Kjøl (Norvège)</text:p>
      <text:p text:style-name="P1">1996, Oslo (Norvège) : Inge Kjøl (Norvège)</text:p>
      <text:p text:style-name="P1">1997, <text:span text:style-name="T1">Namur (Belgique)</text:span> : <text:span text:style-name="T1">Cyrille Sevin (France)</text:span></text:p>
      <text:p text:style-name="P1">1998, Bedford (Royaume-Uni) : Toby Harris (Royaume-Uni)</text:p>
      <text:p text:style-name="P1">1999, Turku (Finlande) : Simon Bouton (Royaume-Uni)</text:p>
      <text:p text:style-name="P1">2000, <text:span text:style-name="T1">Paris (France)</text:span> : Leif Bergman (Suède)</text:p>
      <text:p text:style-name="P1">2001, Dublin (Irlande) : Paraic Reddington (Irlande)</text:p>
      <text:p text:style-name="P1">2002, Malmö (Suède) : Frank Johansen (Norvège)</text:p>
      <text:p text:style-name="P1">2003, Serravalle (Saint-Marin) : <text:span text:style-name="T1">Yann Clouet (France)</text:span></text:p>
      <text:p text:style-name="P1">2004, Darmstadt (Allemagne) : Edi Birsan (États-Unis)</text:p>
      <text:p text:style-name="P1">2005, Utrecht (Pays-Bas) : Simon Bouton (Royaume-Uni)</text:p>
      <text:p text:style-name="P1">2006, Cheshunt (Royaume-Uni) : <text:span text:style-name="T1">Benjamin Pouillès-Duplaix (France)</text:span></text:p>
      <text:p text:style-name="P1">2007, <text:span text:style-name="T1">Marseille (France)</text:span> : <text:span text:style-name="T1">Fabien Grellier (France)</text:span></text:p>
      <text:p text:style-name="P1">2008, Brunate (Italie) : Luca Pazzaglia (Italie)</text:p>
      <text:p text:style-name="P1">2009, Bonn (Allemagne) : André Ilievics (Allemagne)</text:p>
      <text:p text:style-name="P1">2010, <text:span text:style-name="T1">Paris (France)</text:span> : Fabian Straub (Allemagne)</text:p>
      <text:p text:style-name="P1">2011, Derby (Royaume-Uni) : <text:span text:style-name="T1">Gwen Maggi (France)</text:span></text:p>
      <text:p text:style-name="P1">2012, Serravalle (Saint-Marin) : <text:span text:style-name="T1">Nicolas Sahuguet (France)</text:span></text:p>
      <text:p text:style-name="P1">2013, <text:span text:style-name="T1">Namur (Belgique)</text:span> : <text:span text:style-name="T1">Gwen Maggi (France)</text:span></text:p>
      <text:p text:style-name="P1">2014, Rome (Italie) : Peter McNamara (Australie)</text:p>
      <text:p text:style-name="P1">2015, Leicester (Royaume-Uni) : <text:span text:style-name="T1">Cyrille Sevin (France)</text:span></text:p>
      <text:p text:style-name="P1">2016, <text:span text:style-name="T1">Paris (France)</text:span> : <text:span text:style-name="T1">Gwen Maggi (France)</text:span></text:p>
      <text:p text:style-name="P1">2017, Milan (Italie) : <text:span text:style-name="T1">Gwen Maggi (France)</text:span></text:p>
      <text:p text:style-name="P1">2018, <text:span text:style-name="T1">Paris (France)</text:span> : <text:span text:style-name="T1">Lei Saarlainen (France)</text:span></text:p>
      <text:p text:style-name="P1">2019, Amsterdam (Pays-Bas) : Andrew Katcher (États-Unis)</text:p>
      <text:p text:style-name="P1">2020, <text:span text:style-name="T1">Sion (Suisse)</text:span> : Alexandre Lebedev (Russie)</text:p>
      <text:p text:style-name="P1">2021, Serravalle (Saint-Marin) : Alexandre Lebedev (Russie)</text:p>
      <text:p text:style-name="P1">2022, <text:span text:style-name="T1">Sion (Suisse)</text:span> : <text:span text:style-name="T1">Christophe Borgeat (Suisse)</text:span></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Liberation Mono" svg:font-family="'Liberation Mono', 'Courier New'" style:font-family-generic="moder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pitch="variable"/>
    <style:font-face style:name="NSimSun" svg:font-family="NSimSun" style:font-pitch="variable"/>
    <style:font-face style:name="NSimSun1" svg:font-family="NSimSun" style:font-family-generic="modern"/>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fr" fo:country="FR" style:font-name-asian="NSimSun" style:font-family-asian="NSimSun" style:font-pitch-asian="variable" style:font-size-asian="12pt" style:language-asian="zh" style:country-asian="CN" style:font-name-complex="Arial1" style:font-family-complex="Arial" style:font-family-generic-complex="swiss"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Titre" style:family="paragraph" style:parent-style-name="Standard" style:next-style-name="Text_20_body">
      <style:paragraph-properties fo:margin-top="0.1665in" fo:margin-bottom="0.0835in" style:contextual-spacing="false" fo:keep-with-next="always"/>
      <style:text-properties style:font-name="Liberation Sans1" fo:font-family="'Liberation Sans', Arial" style:font-family-generic="swiss"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Légende"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Texte_20_préformaté" style:display-name="Texte préformaté" style:family="paragraph" style:parent-style-name="Standard">
      <style:paragraph-properties fo:margin-top="0in" fo:margin-bottom="0in" style:contextual-spacing="false"/>
      <style:text-properties style:font-name="Liberation Mono" fo:font-family="'Liberation Mono', 'Courier New'" style:font-family-generic="modern" fo:font-size="10pt" style:font-name-asian="NSimSun1" style:font-family-asian="NSimSun" style:font-family-generic-asian="modern" style:font-size-asian="10pt" style:font-name-complex="Liberation Mono" style:font-family-complex="'Liberation Mono', 'Courier New'" style:font-family-generic-complex="modern"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creator>Gabriel Lecointre</dc:creator>
    <dc:date>2023-08-31T17:43:40.506000000</dc:date>
    <meta:editing-cycles>1</meta:editing-cycles>
    <meta:editing-duration>PT3M39S</meta:editing-duration>
    <meta:document-statistic meta:table-count="0" meta:image-count="0" meta:object-count="0" meta:page-count="1" meta:paragraph-count="35" meta:word-count="356" meta:character-count="2373" meta:non-whitespace-character-count="2052"/>
    <meta:generator>LibreOffice/7.4.7.2$Linux_X86_64 LibreOffice_project/40$Build-2</meta:generator>
  </office:meta>
</office:document-meta>
</file>